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tributos caegóricos</text:p>
          </table:table-cell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#. de valores possíveis</text:p>
          </table:table-cell>
        </table:table-row>
        <table:table-row table:style-name="ro1">
          <table:table-cell office:value-type="string" calcext:value-type="string">
            <text:p>protocol_type</text:p>
          </table:table-cell>
          <table:table-cell office:value-type="string" calcext:value-type="string">
            <text:p>tcp, udp, icm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smtp, ntp_u, shell, kshell, imap4, urh_i, netbios_ssn, ftp_u, mtp, uucp, nnsp, echo, tim_i, ssh, iso_tsap, time, netbios_ns, systat, hostnames, login, efs, supdup, http_8001, courier, ctf, finger, nntp, ftp_data, red_i, ldap, http, ftp, pm_dump, exec, klogin, auth, netbios_dgm, ..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RSTR, S3, SF, RSTO, SH, OTH, S2, RSTOS0, S1, S0, REJ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table:style-name="ce2"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ged_in</text:p>
          </table:table-cell>
          <table:table-cell table:style-name="ce2"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ot_shell</text:p>
          </table:table-cell>
          <table:table-cell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_attempted</text:p>
          </table:table-cell>
          <table:table-cell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host_login</text:p>
          </table:table-cell>
          <table:table-cell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guest_login</text:p>
          </table:table-cell>
          <table:table-cell office:value-type="string" calcext:value-type="string">
            <text:p>0-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10:51.415596129</meta:creation-date>
    <dc:date>2017-10-11T11:26:00.546983556</dc:date>
    <meta:editing-duration>PT2M58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